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Graph_Temps_TauxUR-MaxSNR-MoyenneValeursFinales" table:style-name="ta1">
        <table:shapes>
          <draw:frame draw:z-index="0" draw:style-name="gr1" draw:text-style-name="P1" svg:width="188.59mm" svg:height="123.25mm" svg:x="39.37mm" svg:y="1.06mm">
            <loext:p draw:notify-on-update-of-ranges="'Graph_Temps_TauxUR-MaxSNR-MoyenneValeursFinales'.A1:'Graph_Temps_TauxUR-MaxSNR-MoyenneValeursFinales'.A1 'Graph_Temps_TauxUR-MaxSNR-MoyenneValeursFinales'.A2:'Graph_Temps_TauxUR-MaxSNR-MoyenneValeursFinales'.A19 'Graph_Temps_TauxUR-MaxSNR-MoyenneValeursFinales'.B1:'Graph_Temps_TauxUR-MaxSNR-MoyenneValeursFinales'.B1 'Graph_Temps_TauxUR-MaxSNR-MoyenneValeursFinales'.B2:'Graph_Temps_TauxUR-MaxSNR-MoyenneValeursFinales'.B19 'Graph_Temps_TauxUR-MaxSNR-MoyenneValeursFinales'.A1:'Graph_Temps_TauxUR-MaxSNR-MoyenneValeursFinales'.A1 'Graph_Temps_TauxUR-MaxSNR-MoyenneValeursFinales'.A2:'Graph_Temps_TauxUR-MaxSNR-MoyenneValeursFinales'.A19 'Graph_Temps_TauxUR-MaxSNR-MoyenneValeursFinales'.C1:'Graph_Temps_TauxUR-MaxSNR-MoyenneValeursFinales'.C1 'Graph_Temps_TauxUR-MaxSNR-MoyenneValeursFinales'.C2:'Graph_Temps_TauxUR-MaxSNR-MoyenneValeursFinales'.C1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snr</text:p>
          </table:table-cell>
          <table:table-cell office:value-type="string" calcext:value-type="string">
            <text:p>r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9T09:38:29.691397095</dc:date>
    <meta:editing-duration>PT7M58S</meta:editing-duration>
    <meta:editing-cycles>1</meta:editing-cycles>
    <meta:document-statistic meta:table-count="1" meta:cell-count="56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86cm" svg:height="12.326cm" xlink:href=".." xlink:type="simple" chart:class="chart:scatter" chart:style-name="ch1">
        <chart:legend chart:legend-position="end" svg:x="17.04cm" svg:y="5.615cm" style:legend-expansion="high" chart:style-name="ch2"/>
        <chart:plot-area chart:style-name="ch3" table:cell-range-address="'Graph_Temps_TauxUR-MaxSNR-MoyenneValeursFinales'.A1:'Graph_Temps_TauxUR-MaxSNR-MoyenneValeursFinales'.C19" chart:data-source-has-labels="row" svg:x="1.388cm" svg:y="0.246cm" svg:width="15.275cm" svg:height="10.853cm">
          <chartooo:coordinate-region svg:x="2.009cm" svg:y="0.445cm" svg:width="14.281cm" svg:height="10.007cm"/>
          <chart:axis chart:dimension="x" chart:name="primary-x" chart:style-name="ch4">
            <chart:title svg:x="6.864cm" svg:y="11.345cm" chart:style-name="ch5">
              <text:p>Charge (nombre d'utilisateur)</text:p>
            </chart:title>
          </chart:axis>
          <chart:axis chart:dimension="y" chart:name="primary-y" chart:style-name="ch4">
            <chart:title svg:x="0.451cm" svg:y="7.489cm" chart:style-name="ch6">
              <text:p>Taux d'utilisation des UR</text:p>
            </chart:title>
            <chart:grid chart:style-name="ch7" chart:class="major"/>
          </chart:axis>
          <chart:series chart:style-name="ch8" chart:values-cell-range-address="'Graph_Temps_TauxUR-MaxSNR-MoyenneValeursFinales'.B2:'Graph_Temps_TauxUR-MaxSNR-MoyenneValeursFinales'.B19" chart:label-cell-address="'Graph_Temps_TauxUR-MaxSNR-MoyenneValeursFinales'.B1:'Graph_Temps_TauxUR-MaxSNR-MoyenneValeursFinales'.B1" chart:class="chart:scatter">
            <chart:domain table:cell-range-address="'Graph_Temps_TauxUR-MaxSNR-MoyenneValeursFinales'.A2:'Graph_Temps_TauxUR-MaxSNR-MoyenneValeursFinales'.A19"/>
            <chart:data-point chart:repeated="18"/>
          </chart:series>
          <chart:series chart:style-name="ch9" chart:values-cell-range-address="'Graph_Temps_TauxUR-MaxSNR-MoyenneValeursFinales'.C2:'Graph_Temps_TauxUR-MaxSNR-MoyenneValeursFinales'.C19" chart:label-cell-address="'Graph_Temps_TauxUR-MaxSNR-MoyenneValeursFinales'.C1:'Graph_Temps_TauxUR-MaxSNR-MoyenneValeursFinales'.C1" chart:class="chart:scatter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snr</text:p>
                <draw:g>
                  <svg:desc>'Graph_Temps_TauxUR-MaxSNR-MoyenneValeursFinales'.B1:'Graph_Temps_TauxUR-MaxSNR-MoyenneValeursFinales'.B1</svg:desc>
                </draw:g>
              </table:table-cell>
              <table:table-cell office:value-type="string">
                <text:p>rr</text:p>
                <draw:g>
                  <svg:desc>'Graph_Temps_TauxUR-MaxSNR-MoyenneValeursFinales'.C1:'Graph_Temps_TauxUR-MaxSNR-MoyenneValeursFinales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Graph_Temps_TauxUR-MaxSNR-MoyenneValeursFinales'.A2:'Graph_Temps_TauxUR-MaxSNR-MoyenneValeursFinales'.A19</svg:desc>
                </draw:g>
              </table:table-cell>
              <table:table-cell office:value-type="float" office:value="7">
                <text:p>7</text:p>
                <draw:g>
                  <svg:desc>'Graph_Temps_TauxUR-MaxSNR-MoyenneValeursFinales'.B2:'Graph_Temps_TauxUR-MaxSNR-MoyenneValeursFinales'.B19</svg:desc>
                </draw:g>
              </table:table-cell>
              <table:table-cell office:value-type="float" office:value="7">
                <text:p>7</text:p>
                <draw:g>
                  <svg:desc>'Graph_Temps_TauxUR-MaxSNR-MoyenneValeursFinales'.C2:'Graph_Temps_TauxUR-MaxSNR-MoyenneValeursFinales'.C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7">
                <text:p>5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6">
                <text:p>6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3">
                <text:p>7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5">
                <text:p>8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3">
                <text:p>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